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85d" officeooo:paragraph-rsid="000cf85d"/>
    </style:style>
    <style:style style:name="P2" style:family="paragraph" style:parent-style-name="Preformatted_20_Text">
      <style:text-properties officeooo:rsid="000cf85d" officeooo:paragraph-rsid="000e3826"/>
    </style:style>
    <style:style style:name="P3" style:family="paragraph" style:parent-style-name="Preformatted_20_Text">
      <style:text-properties fo:font-size="14pt" officeooo:rsid="000cf85d" officeooo:paragraph-rsid="000cf85d" style:font-size-asian="12.25pt" style:font-size-complex="14pt"/>
    </style:style>
    <style:style style:name="P4" style:family="paragraph" style:parent-style-name="Preformatted_20_Text">
      <style:text-properties fo:font-size="10pt" officeooo:rsid="000cf85d" officeooo:paragraph-rsid="000cf85d" style:font-size-asian="10pt" style:font-size-complex="10pt"/>
    </style:style>
    <style:style style:name="P5" style:family="paragraph" style:parent-style-name="Preformatted_20_Text">
      <style:text-properties fo:font-size="10pt" officeooo:rsid="000e3826" officeooo:paragraph-rsid="000e3826" style:font-size-asian="10pt" style:font-size-complex="10pt"/>
    </style:style>
    <style:style style:name="P6" style:family="paragraph" style:parent-style-name="Preformatted_20_Text">
      <style:text-properties fo:font-size="10pt" officeooo:rsid="00115ef6" officeooo:paragraph-rsid="00115ef6" style:font-size-asian="10pt" style:font-size-complex="10pt"/>
    </style:style>
    <style:style style:name="P7" style:family="paragraph" style:parent-style-name="Preformatted_20_Text">
      <style:text-properties fo:font-size="10pt" style:text-underline-style="solid" style:text-underline-width="auto" style:text-underline-color="font-color" officeooo:rsid="000cf85d" officeooo:paragraph-rsid="000cf85d" style:font-size-asian="10pt" style:font-size-complex="10pt"/>
    </style:style>
    <style:style style:name="P8" style:family="paragraph" style:parent-style-name="Preformatted_20_Text">
      <style:text-properties officeooo:rsid="000e3826" officeooo:paragraph-rsid="000cf85d"/>
    </style:style>
    <style:style style:name="P9" style:family="paragraph" style:parent-style-name="Preformatted_20_Text">
      <style:text-properties officeooo:rsid="000e3826" officeooo:paragraph-rsid="000e38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¿Cuántos bytes ocupa una entrada en la IDT?</text:p>
      <text:p text:style-name="P1"/>
      <text:p text:style-name="P1">Una entrada de la IDT ocupa 8 bytes.</text:p>
      <text:p text:style-name="P1"/>
      <text:p text:style-name="P1">¿Cuántas entradas como máximo puede albergar la IDT?</text:p>
      <text:p text:style-name="P1"/>
      <text:p text:style-name="P1">Puede albergar como máximo hasta 256 entradas.</text:p>
      <text:p text:style-name="P1"/>
      <text:p text:style-name="P1">¿Cuál es el valor máximo aceptable para el campo limit del registro IDTR?</text:p>
      <text:p text:style-name="P1"/>
      <text:p text:style-name="P1">Como maximo puede haber 256 entradas de 8 bytes, por lo que limit puede ser como maximo 256 * 8 - 1.</text:p>
      <text:p text:style-name="P1"/>
      <text:p text:style-name="P1">Indicar qué valor exacto tomará el campo limit para una IDT de 64 descriptores solamente.</text:p>
      <text:p text:style-name="P1"/>
      <text:p text:style-name="P1">64 * 8 <text:s/>– 1 = valor de limit = 511</text:p>
      <text:p text:style-name="P1"/>
      <text:p text:style-name="P1">Consultar la sección 6.1 y explicar la diferencia entre interrupciones (§6.3) y excepciones (§6.4).</text:p>
      <text:p text:style-name="P1"/>
      <text:p text:style-name="P1">Las excepciones ocurren cuando se ejecuta un instruccion que genera un error, por ejemplo, cuando se realiza una division por cero, o al acceder a una posicion de memoria inválida.</text:p>
      <text:p text:style-name="P1">En cambio, las interrupciones pueden ser generadas directamente por software, llamando a las instrucciones INT n. A su vez, las interrupciones pueden ocurrir por señales emitidas por el hardware, por ejemplo, una señal que es generada por un periferico cuando un usuario interactua con él.</text:p>
      <text:p text:style-name="P1"/>
      <text:p text:style-name="P1"/>
      <text:p text:style-name="P3">SESION GDB VERSION A</text:p>
      <text:p text:style-name="P1">ale@ale:~/CLionProjects/kernel-sisop/kern2/parte 3$ make gdb</text:p>
      <text:p text:style-name="P1">gdb -q -s -kernel kern2 -n -ex 'target remote 127.0.0.1:7508'</text:p>
      <text:p text:style-name="P1">Leyendo símbolos desde kern2...hecho.</text:p>
      <text:p text:style-name="P1">Remote debugging using 127.0.0.1:7508</text:p>
      <text:p text:style-name="P1">0x0000fff0 in ?? ()</text:p>
      <text:p text:style-name="P1">(gdb) display/i $pc</text:p>
      <text:p text:style-name="P1">1: x/i $pc</text:p>
      <text:p text:style-name="P1">=&gt; 0xfff0:<text:tab/>add <text:s text:c="3"/>%al,(%eax)</text:p>
      <text:p text:style-name="P1">(gdb) b idt_init </text:p>
      <text:p text:style-name="P1">Punto de interrupción 1 at 0x100343: file interrupts.c, line 30.</text:p>
      <text:p text:style-name="P1">(gdb) c</text:p>
      <text:p text:style-name="P1">Continuando.</text:p>
      <text:p text:style-name="P1"/>
      <text:p text:style-name="P1">Breakpoint 1, idt_init () at interrupts.c:30</text:p>
      <text:p text:style-name="P1">30<text:tab/> <text:s text:c="3"/>idt_install(T_BRKPT, breakpoint);</text:p>
      <text:p text:style-name="P1">1: x/i $pc</text:p>
      <text:p text:style-name="P1">=&gt; 0x100343 &lt;idt_init+3&gt;:<text:tab/>push <text:s text:c="2"/>$0x10009d</text:p>
      <text:p text:style-name="P1">(gdb) finish</text:p>
      <text:p text:style-name="P1">Correr hasta la salida desde #0 <text:s/>idt_init () at interrupts.c:30</text:p>
      <text:p text:style-name="P1">kmain (mbi=0x9500) at kern2.c:16</text:p>
      <text:p text:style-name="P1">16<text:tab/> <text:s text:c="7"/>asm("int3"); <text:s/>// (b)</text:p>
      <text:p text:style-name="P1">1: x/i $pc</text:p>
      <text:p text:style-name="P1">=&gt; 0x100145 &lt;kmain+49&gt;:<text:tab/>int3 <text:s text:c="2"/>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oft-page-break/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=&gt; 0x00100145 &lt;+49&gt;:<text:tab/>int3 <text:s text:c="2"/></text:p>
      <text:p text:style-name="P1"><text:s text:c="3"/>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1">(gdb) p $esp</text:p>
      <text:p text:style-name="P1">$1 = (void *) 0x107fd8</text:p>
      <text:p text:style-name="P1">(gdb) x/xw $esp</text:p>
      <text:p text:style-name="P1">0x107fd8:<text:tab/>0x00100d01</text:p>
      <text:p text:style-name="P1">(gdb) p $cs</text:p>
      <text:p text:style-name="P1">$2 = 8</text:p>
      <text:p text:style-name="P1">(gdb) p $eflags</text:p>
      <text:p text:style-name="P1">$3 = [ AF ]</text:p>
      <text:p text:style-name="P1">(gdb) p/x $eflags</text:p>
      <text:p text:style-name="P1">$4 = 0x12</text:p>
      <text:p text:style-name="P1">(gdb) stepi</text:p>
      <text:p text:style-name="P1">breakpoint () at idt_entry.S:4</text:p>
      <text:p text:style-name="P1">4<text:tab/> <text:s text:c="3"/>test %eax, %eax</text:p>
      <text:p text:style-name="P1">1: x/i $pc</text:p>
      <text:p text:style-name="P1">=&gt; 0x10009e &lt;breakpoint+1&gt;:<text:tab/>test <text:s text:c="2"/>%eax,%eax</text:p>
      <text:p text:style-name="P1">(gdb) x/xw $esp</text:p>
      <text:p text:style-name="P1">0x107fcc:<text:tab/>0x00100146</text:p>
      <text:p text:style-name="P1">(gdb) x/4w $sp</text:p>
      <text:p text:style-name="P1">0x107fcc:<text:tab/>0x00100146<text:tab/>0x00000008<text:tab/>0x00000012<text:tab/>0x00100d01</text:p>
      <text:p text:style-name="P1">(gdb) p $eflags</text:p>
      <text:p text:style-name="P1">$5 = [ AF ]</text:p>
      <text:p text:style-name="P1">(gdb) stepi</text:p>
      <text:p text:style-name="P1">5<text:tab/> <text:s text:c="3"/>iret</text:p>
      <text:p text:style-name="P1">1: x/i $pc</text:p>
      <text:p text:style-name="P1">=&gt; 0x1000a0 &lt;breakpoint+3&gt;:<text:tab/>iret <text:s text:c="2"/></text:p>
      <text:p text:style-name="P1">(gdb) p $eflags</text:p>
      <text:p text:style-name="P1">$6 = [ PF ]</text:p>
      <text:p text:style-name="P1">(gdb) p/x $eflags</text:p>
      <text:p text:style-name="P1">$7 = 0x6</text:p>
      <text:p text:style-name="P1">(gdb) stepi</text:p>
      <text:p text:style-name="P1">kmain (mbi=0x9500) at kern2.c:18</text:p>
      <text:p text:style-name="P1">18<text:tab/> <text:s text:c="7"/>vga_write2("Funciona vga_write2?", 18, 0xE0);</text:p>
      <text:p text:style-name="P1">1: x/i $pc</text:p>
      <text:p text:style-name="P1">=&gt; 0x100146 &lt;kmain+50&gt;:<text:tab/>mov <text:s text:c="3"/>$0xe0,%ecx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oft-page-break/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<text:s text:c="3"/>0x00100145 &lt;+49&gt;:<text:tab/>int3 <text:s text:c="2"/></text:p>
      <text:p text:style-name="P1">=&gt; 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9"/>
      <text:p text:style-name="P9"/>
      <text:p text:style-name="P9"/>
      <text:p text:style-name="P9"/>
      <text:p text:style-name="P9">----------------------------------------</text:p>
      <text:p text:style-name="P9">(gdb) stepi</text:p>
      <text:p text:style-name="P9">kmain (mbi=0x9500) at kern2.c:18</text:p>
      <text:p text:style-name="P9">18<text:tab/> <text:s text:c="7"/>vga_write2("Funciona vga_write2?", 18, 0xE0);</text:p>
      <text:p text:style-name="P9">1: x/i $pc</text:p>
      <text:p text:style-name="P9">=&gt; 0x100146 &lt;kmain+50&gt;:<text:tab/>mov <text:s text:c="3"/>$0xe0,%ecx</text:p>
      <text:p text:style-name="P9">(gdb) p $eflags</text:p>
      <text:p text:style-name="P9">$1 = [ AF ]</text:p>
      <text:p text:style-name="P9">(gdb) p/x $eflags</text:p>
      <text:p text:style-name="P9">$2 = 0x12</text:p>
      <text:p text:style-name="P9">(gdb) p $sp</text:p>
      <text:p text:style-name="P9">$3 = (void *) 0x107fd8</text:p>
      <text:p text:style-name="P9">(gdb) p $cs</text:p>
      <text:p text:style-name="P9">$4 = 8</text:p>
      <text:p text:style-name="P9">(gdb) x/4w $sp</text:p>
      <text:p text:style-name="P9">0x107fd8:<text:tab/>0x00100d01<text:tab/>0x00000008<text:tab/>0x00000070<text:tab/>0x00000000</text:p>
      <text:p text:style-name="P9">-------------------------------------</text:p>
      <text:p text:style-name="P1"/>
      <text:p text:style-name="P8"/>
      <text:p text:style-name="P1"/>
      <text:p text:style-name="P3">SESION GDB VERSION B</text:p>
      <text:p text:style-name="P4">ale@ale:~/CLionProjects/kernel-sisop/kern2/parte 3$ make gdb</text:p>
      <text:p text:style-name="P4">gdb -q -s -kernel kern2 -n -ex 'target remote 127.0.0.1:7508'</text:p>
      <text:p text:style-name="P4">Leyendo símbolos desde kern2...hecho.</text:p>
      <text:p text:style-name="P4">Remote debugging using 127.0.0.1:7508</text:p>
      <text:p text:style-name="P4">0x0000fff0 in ?? ()</text:p>
      <text:p text:style-name="P4">(gdb) display/i $pc</text:p>
      <text:p text:style-name="P4">1: x/i $pc</text:p>
      <text:p text:style-name="P4">=&gt; 0xfff0:<text:tab/>add <text:s text:c="3"/>%al,(%eax)</text:p>
      <text:p text:style-name="P4">(gdb) b idt_init </text:p>
      <text:p text:style-name="P4">Punto de interrupción 1 at 0x100343: file interrupts.c, line 30.</text:p>
      <text:p text:style-name="P4">(gdb) c</text:p>
      <text:p text:style-name="P4">Continuando.</text:p>
      <text:p text:style-name="P4"/>
      <text:p text:style-name="P4">Breakpoint 1, idt_init () at interrupts.c:30</text:p>
      <text:p text:style-name="P4">30<text:tab/> <text:s text:c="3"/>idt_install(T_BRKPT, breakpoint);</text:p>
      <text:p text:style-name="P4">1: x/i $pc</text:p>
      <text:p text:style-name="P4">=&gt; 0x100343 &lt;idt_init+3&gt;:<text:tab/>push <text:s text:c="2"/>$0x10009d</text:p>
      <text:p text:style-name="P4">(gdb) finish</text:p>
      <text:p text:style-name="P4">Correr hasta la salida desde #0 <text:s/>idt_init () at interrupts.c:30</text:p>
      <text:p text:style-name="P4">kmain (mbi=0x9500) at kern2.c:16</text:p>
      <text:p text:style-name="P4">16<text:tab/> <text:s text:c="7"/>asm("int3"); <text:s/>// (b)</text:p>
      <text:p text:style-name="P4">1: x/i $pc</text:p>
      <text:p text:style-name="P4">=&gt; 0x100145 &lt;kmain+49&gt;:<text:tab/>int3 <text:s text:c="2"/></text:p>
      <text:p text:style-name="P4">(gdb) disas</text:p>
      <text:p text:style-name="P4"><text:soft-page-break/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=&gt; 0x00100145 &lt;+49&gt;:<text:tab/>int3 <text:s text:c="2"/></text:p>
      <text:p text:style-name="P4"><text:s text:c="3"/>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>(gdb) p $sp</text:p>
      <text:p text:style-name="P4">$1 = (void *) 0x107fd8</text:p>
      <text:p text:style-name="P4">(gdb) x/xw $sp</text:p>
      <text:p text:style-name="P4">0x107fd8:<text:tab/>0x00100d01</text:p>
      <text:p text:style-name="P4">(gdb) p $cs</text:p>
      <text:p text:style-name="P4">$2 = 8</text:p>
      <text:p text:style-name="P4">(gdb) p $eflags</text:p>
      <text:p text:style-name="P4">$3 = [ AF ]</text:p>
      <text:p text:style-name="P4">(gdb) p/x $eflags</text:p>
      <text:p text:style-name="P4">$4 = 0x12</text:p>
      <text:p text:style-name="P4">(gdb) stepi</text:p>
      <text:p text:style-name="P4">breakpoint () at idt_entry.S:4</text:p>
      <text:p text:style-name="P4">4<text:tab/> <text:s text:c="3"/>test %eax, %eax</text:p>
      <text:p text:style-name="P4">1: x/i $pc</text:p>
      <text:p text:style-name="P4">=&gt; 0x10009e &lt;breakpoint+1&gt;:<text:tab/>test <text:s text:c="2"/>%eax,%eax</text:p>
      <text:p text:style-name="P4">(gdb) x/4w $sp</text:p>
      <text:p text:style-name="P4">0x107fcc:<text:tab/>0x00100146<text:tab/>0x00000008<text:tab/>0x00000012<text:tab/>0x00100d01</text:p>
      <text:p text:style-name="P4">(gdb) p $eflags</text:p>
      <text:p text:style-name="P4">$5 = [ AF ]</text:p>
      <text:p text:style-name="P4">(gdb) p/x $eflags</text:p>
      <text:p text:style-name="P4">$6 = 0x12</text:p>
      <text:p text:style-name="P4">(gdb) stepi</text:p>
      <text:p text:style-name="P4">5<text:tab/> <text:s text:c="3"/>ret</text:p>
      <text:p text:style-name="P4">1: x/i $pc</text:p>
      <text:p text:style-name="P4">=&gt; 0x1000a0 &lt;breakpoint+3&gt;:<text:tab/>ret <text:s text:c="3"/></text:p>
      <text:p text:style-name="P4">(gdb) p $eflags</text:p>
      <text:p text:style-name="P4">$7 = [ PF ]</text:p>
      <text:p text:style-name="P4">(gdb) p/x $eflags</text:p>
      <text:p text:style-name="P4">$8 = 0x6</text:p>
      <text:p text:style-name="P4">(gdb) stepi</text:p>
      <text:p text:style-name="P4">kmain (mbi=0x9500) at kern2.c:18</text:p>
      <text:p text:style-name="P4">18<text:tab/> <text:s text:c="7"/>vga_write2("Funciona vga_write2?", 18, 0xE0);</text:p>
      <text:p text:style-name="P4">1: x/i $pc</text:p>
      <text:p text:style-name="P4">=&gt; 0x100146 &lt;kmain+50&gt;:<text:tab/>mov <text:s text:c="3"/>$0xe0,%ecx</text:p>
      <text:p text:style-name="P4">(gdb) disas</text:p>
      <text:p text:style-name="P4"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oft-page-break/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<text:s text:c="3"/>0x00100145 &lt;+49&gt;:<text:tab/>int3 <text:s text:c="2"/></text:p>
      <text:p text:style-name="P4">=&gt; 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/>
      <text:p text:style-name="P7"/>
      <text:p text:style-name="P2">-----------------------------------------</text:p>
      <text:p text:style-name="P9">1: x/i $pc</text:p>
      <text:p text:style-name="P9">=&gt; 0x100146 &lt;kmain+50&gt;:<text:tab/>mov <text:s text:c="3"/>$0xe0,%ecx</text:p>
      <text:p text:style-name="P9">(gdb) p $sp</text:p>
      <text:p text:style-name="P9">$1 = (void *) 0x107fd0</text:p>
      <text:p text:style-name="P9">(gdb) x/4x $sp</text:p>
      <text:p text:style-name="P9">0x107fd0:<text:tab/>0x00000008<text:tab/>0x00000012<text:tab/>0x00100d01<text:tab/>0x00000008</text:p>
      <text:p text:style-name="P9">(gdb) p $cs</text:p>
      <text:p text:style-name="P9">$2 = 8</text:p>
      <text:p text:style-name="P9">(gdb) p $eflags</text:p>
      <text:p text:style-name="P9">$3 = [ PF ]</text:p>
      <text:p text:style-name="P9">(gdb) p/x $eflags</text:p>
      <text:p text:style-name="P5">$4 = 0x6</text:p>
      <text:p text:style-name="P5">---------------------------------------------</text:p>
      <text:p text:style-name="P5"/>
      <text:p text:style-name="P6">Las dos secciones marcadas es donde cambian pareci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23:12:44.277804869</dc:date>
    <meta:editing-duration>PT1M59S</meta:editing-duration>
    <meta:editing-cycles>1</meta:editing-cycles>
    <meta:document-statistic meta:table-count="0" meta:image-count="0" meta:object-count="0" meta:page-count="5" meta:paragraph-count="261" meta:word-count="1160" meta:character-count="8365" meta:non-whitespace-character-count="6851"/>
    <meta:generator>LibreOffice/5.1.6.2$Linux_X86_64 LibreOffice_project/10m0$Build-2</meta:generator>
  </office:meta>
</office:document-meta>
</file>